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paragraph-properties fo:text-align="center" style:justify-single-word="false"/>
      <style:text-properties style:font-name="Tahoma1" fo:font-size="12pt" style:font-size-asian="12pt" style:font-size-complex="12pt"/>
    </style:style>
    <style:style style:name="P3"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4" style:family="paragraph" style:parent-style-name="Table_20_Contents">
      <style:text-properties fo:font-style="italic" style:font-style-asian="italic" style:font-style-complex="italic"/>
    </style:style>
    <style:style style:name="P5" style:family="paragraph" style:parent-style-name="Spec_20_-_20_Paragraphe_20_standard">
      <style:paragraph-properties fo:margin-left="0in" fo:margin-right="0in" fo:text-indent="0in" style:auto-text-indent="false"/>
    </style:style>
    <style:style style:name="P6"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7" style:family="paragraph" style:parent-style-name="Spec_20_-_20_Sous-titre_20_du_20_document">
      <style:text-properties fo:color="#000000"/>
    </style:style>
    <style:style style:name="P8" style:family="paragraph" style:parent-style-name="Heading_20_1">
      <style:paragraph-properties fo:break-before="page"/>
    </style:style>
    <style:style style:name="P9" style:family="paragraph" style:parent-style-name="Spec_20_-_20_Table_20_des_20_matières_20_-_20_Titre">
      <style:paragraph-properties fo:break-before="page"/>
    </style:style>
    <style:style style:name="P10"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1"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T1" style:family="text">
      <style:text-properties fo:language="de" fo:country="D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6">Dossier bilan</text:p>
      <text:p text:style-name="P7">Projet GSTP</text:p>
      <text:p text:style-name="Spec_20_-_20_Sous-titre_20_du_20_document"/>
      <text:p text:style-name="P5"/>
      <text:p text:style-name="P5"/>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 Golumbeanu</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2">Référence</text:p>
          </table:table-cell>
          <table:table-cell table:style-name="Tableau2.A1" office:value-type="string">
            <text:p text:style-name="P3">NOM DOC REF</text:p>
          </table:table-cell>
          <table:table-cell table:style-name="Tableau2.A1" office:value-type="string">
            <text:p text:style-name="P2">Version</text:p>
          </table:table-cell>
          <table:table-cell table:style-name="Tableau2.D1" office:value-type="float" office:value="36526">
            <text:p text:style-name="P2">1.0</text:p>
          </table:table-cell>
        </table:table-row>
        <table:table-row>
          <table:table-cell table:style-name="Tableau2.A2" office:value-type="string">
            <text:p text:style-name="P2">Avancement</text:p>
          </table:table-cell>
          <table:table-cell table:style-name="Tableau2.A2" office:value-type="string">
            <text:p text:style-name="P3">Terminé</text:p>
          </table:table-cell>
          <table:table-cell table:style-name="Tableau2.C2" table:number-rows-spanned="2" table:number-columns-spanned="2" office:value-type="string">
            <text:p text:style-name="P3">VALIDÉ</text:p>
          </table:table-cell>
          <table:covered-table-cell/>
        </table:table-row>
        <table:table-row>
          <table:table-cell table:style-name="Tableau2.A2" office:value-type="string">
            <text:p text:style-name="P2">Dernière mise à jour</text:p>
          </table:table-cell>
          <table:table-cell table:style-name="Tableau2.B3" office:value-type="date" office:date-value="2011-06-03">
            <text:p text:style-name="P3">06/03/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 <text:s text:c="12"/>OK Chef de Projet</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6-03">
            <text:p text:style-name="P4">06/03/11</text:p>
          </table:table-cell>
          <table:table-cell table:style-name="Tableau3.A2" office:value-type="string">
            <text:p text:style-name="Table_20_Contents">Responsable</text:p>
          </table:table-cell>
          <table:table-cell table:style-name="Tableau3.D2" office:value-type="string">
            <text:p text:style-name="P4">Monica Golumbeanu</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9">Table des matières</text:p>
          </text:index-title>
          <text:p text:style-name="P10">1 <text:s text:c="2"/>Introduction<text:tab/><text:a xlink:type="simple" xlink:href="#__RefHeading__494_297275160" text:style-name="Internet_20_link" text:visited-style-name="Internet_20_link">3</text:a></text:p>
          <text:p text:style-name="P10">2 <text:s text:c="2"/>Bilan chef de projet<text:tab/><text:a xlink:type="simple" xlink:href="#__RefHeading__562_53713733" text:style-name="Internet_20_link" text:visited-style-name="Internet_20_link">3</text:a></text:p>
          <text:p text:style-name="P11">2.1 <text:s/>Organisation du projet, travail demandé, planning proposé<text:tab/><text:a xlink:type="simple" xlink:href="#__RefHeading__564_53713733" text:style-name="Internet_20_link" text:visited-style-name="Internet_20_link">3</text:a></text:p>
          <text:p text:style-name="P11">2.2 <text:s/>Charge de travail<text:tab/><text:a xlink:type="simple" xlink:href="#__RefHeading__566_53713733" text:style-name="Internet_20_link" text:visited-style-name="Internet_20_link">3</text:a></text:p>
          <text:p text:style-name="P11">2.3 <text:s/>Méthode d'affectation des tâches – Deadlines et écheances<text:tab/><text:a xlink:type="simple" xlink:href="#__RefHeading__568_53713733" text:style-name="Internet_20_link" text:visited-style-name="Internet_20_link">4</text:a></text:p>
          <text:p text:style-name="P11">2.4 <text:s/>Suivi du travail<text:tab/><text:a xlink:type="simple" xlink:href="#__RefHeading__570_53713733" text:style-name="Internet_20_link" text:visited-style-name="Internet_20_link">4</text:a></text:p>
          <text:p text:style-name="P11">2.5 <text:s/>Autres suggestions<text:tab/><text:a xlink:type="simple" xlink:href="#__RefHeading__572_53713733" text:style-name="Internet_20_link" text:visited-style-name="Internet_20_link">5</text:a></text:p>
          <text:p text:style-name="P10">3 <text:s text:c="2"/>BILAN EQUIPE<text:tab/><text:a xlink:type="simple" xlink:href="#__RefHeading__574_53713733" text:style-name="Internet_20_link" text:visited-style-name="Internet_20_link">5</text:a></text:p>
        </text:index-body>
      </text:table-of-content>
      <text:p text:style-name="Standard"/>
      <text:p text:style-name="Standard"/>
      <text:p text:style-name="Standard"/>
      <text:h text:style-name="P8" text:outline-level="1"><text:bookmark text:name="__RefHeading__494_297275160"/>Introduction<text:bookmark-end text:name="__RefHeading__494_297275160"/></text:h>
      <text:p text:style-name="Text_20_body"/>
      <text:p text:style-name="Text_20_body"><text:tab/>Ce dossier <text:span text:style-name="T1">constitue le bilan du chef de projet ainsi que les bilans personnels des membres de l'équipe. Il regroupe plusieurs analyses qui ont été ménées selon plusieurs points de vue. Son but est de faire une synthèse permettant surtout d'améliorer le travail de l'équipe sur plusieurs plans: gestion de projet, qualité, travail en équipe, outils, savoir-faire, etc.</text:span></text:p>
      <text:p text:style-name="Text_20_body"><text:span text:style-name="T1"/></text:p>
      <text:h text:style-name="Heading_20_1" text:outline-level="1"><text:bookmark text:name="__RefHeading__562_53713733"/><text:span text:style-name="T1">Bilan chef de projet</text:span><text:bookmark-end text:name="__RefHeading__562_53713733"/></text:h>
      <text:p text:style-name="Text_20_body"><text:span text:style-name="T1"/></text:p>
      <text:h text:style-name="Heading_20_2" text:outline-level="2"><text:bookmark text:name="__RefHeading__564_53713733"/><text:span text:style-name="T1">Organisation du projet, travail demandé, planning proposé</text:span><text:bookmark-end text:name="__RefHeading__564_53713733"/></text:h>
      <text:p text:style-name="Text_20_body"><text:span text:style-name="T1"><text:tab/>Ce projet longue durée a été différent par rapport aux autres travaux pratiques réalisés précedamment. </text:span></text:p>
      <text:p text:style-name="Text_20_body"><text:span text:style-name="T1"><text:tab/>Premièrement, il a été le plus long projet qu'on a eu jusqu'à présent. Cela à nécessité une gestion et un suivi continus et rigureux afin d'éviter les retards. Le planning sourni par les professeurs responsables pour ce projet m'a aidé beaucoup au démarrage du projet. A partir de ce planning j'ai pu constituer un tableau de bord global pour le projet qui a beaucoup facilité le suivi. Un tableau hebdomadaire a été aussi construit.</text:span></text:p>
      <text:p text:style-name="Text_20_body"><text:span text:style-name="T1"><text:tab/>Deuxièmement, le sujet a été très compléxe. Il a regroupé deux cours et s'est basé sur un domaine qui n'était pas familier (BTP). J'ai du bien étudier préalablement l'appel d'offre afin de réperer les parties clés et pouvoir guider mon équipe. Un dialogue continuu avec les enseignants m'a permis de bien comprendre ce qui est demandé et bien attribuer des tâches aux membres de l'équipe.</text:span></text:p>
      <text:p text:style-name="Text_20_body"><text:span text:style-name="T1"><text:tab/>J'ai trouvé difficile au début d'évaluer les compétences de chacun, surtout quand j'ai du établir les résponsables (qualité, communication, outils, etc.). En tant que premier projet avec un nouveau hexanome, je ne connaissais pas le style de travail de chacun et les points forts et faibles. J'ai decouvert progressivement les profils de chacun et j'ai réussi à adapter le travail pour tous.</text:span></text:p>
      <text:p text:style-name="Text_20_body"><text:span text:style-name="T1"><text:tab/></text:span></text:p>
      <text:h text:style-name="Heading_20_2" text:outline-level="2"><text:bookmark text:name="__RefHeading__566_53713733"/><text:span text:style-name="T1">Charge de travail</text:span><text:bookmark-end text:name="__RefHeading__566_53713733"/></text:h>
      <text:p text:style-name="Text_20_body"><text:span text:style-name="T1"><text:tab/>En termes de charge de travail, j'ai essayé toujours d'équilibrer les quotas des heures travaillées par chacun. Cela a été facilité par les fiches de suivi individuels où chacun a marqué son travail accordé pour chaque tâche.</text:span></text:p>
      <text:p text:style-name="Text_20_body"><text:span text:style-name="T1"><text:tab/>Le planning fourni par les enseignants propose une charge équilibrée à une exception. J'ai remarqué et fait confirmer aussi par les autres groupes que seulement une seance ne suffit pas pour </text:span><text:soft-page-break/><text:span text:style-name="T1">construire la cible fonctionnelle et determiner les axes de progrès (étape Expression des Besoins). Pendant cette période on a passé des heures hors séance pour finir le travail. Je proposerais d'enlever une heure de l'étape Construction des solutions et de l'allouer pour la réalisation de la cible fonctionnelle. Selon l'organisation que j'avais faite, j'ai constitué deux équipes pour chaque solution et on a commencé à travailler sur les deux solutions dès la première séance de la période. Par conséquent, les explications pour la solutions ERP réalisés en séance 2 de l'étape de la construction des solutions auraient été nécessaires pendant la première séance et auraient fait gagner du temps pour l'équipe ERP.</text:span></text:p>
      <text:p text:style-name="Text_20_body"><text:span text:style-name="T1"><text:tab/></text:span></text:p>
      <text:h text:style-name="Heading_20_2" text:outline-level="2"><text:bookmark text:name="__RefHeading__568_53713733"/><text:span text:style-name="T1">Méthode d'affectation des tâches – Deadlines et écheances</text:span><text:bookmark-end text:name="__RefHeading__568_53713733"/></text:h>
      <text:p text:style-name="Text_20_body"><text:span text:style-name="T1"><text:tab/>Pour avoir un meilleur contrôle sur le suivi et l'organisation de mon équipe, j'ai mis en place un système spécial pour attribuer les tâches. J'avais déjà appliqué cette méthode avec mon ancien hexanome et j'ai obtenu des bons résultats.</text:span></text:p>
      <text:p text:style-name="Text_20_body"><text:span text:style-name="T1"><text:tab/>La méthode consiste à donner toujours des deadlines pour les tâches. Pour chaque séance j'envoyais un mail avec les tâches suivantes. Chaque tâche était suivie du temps prévu pour son réalisation et le deadline/écheance. Si jamais quelqu'un ne pouvait pas respecter le deadline il devait m'informer avant l'écheance et donner ses disponibilités. En fonction de ca soit je reorganisais le travail soit je repoussais le travail pour plus tard. Pour éviter d'arriver en retard je prennais toujours une marge de deux jours qui permettait ainsi prolonger les deadlines pour ceux qui ne les respectaient pas. </text:span></text:p>
      <text:p text:style-name="Text_20_body"><text:span text:style-name="T1"><text:tab/>Chaque retard non signalé était penalisé par l'attribution des points de retard qui influencaient l'évaluation finale pour chaque membre.</text:span></text:p>
      <text:p text:style-name="Text_20_body"><text:span text:style-name="T1"><text:tab/>Il y a eu presque chaque semaine des deadlines prolongés mais on n'a pas eu des délais par rapport aux deadlines des professeurs grâce à la marge de deux jours que j'ai pris chaque fois.</text:span></text:p>
      <text:p text:style-name="Text_20_body"><text:span text:style-name="T1"/></text:p>
      <text:h text:style-name="Heading_20_2" text:outline-level="2"><text:bookmark text:name="__RefHeading__570_53713733"/><text:span text:style-name="T1">Suivi du travail</text:span><text:bookmark-end text:name="__RefHeading__570_53713733"/></text:h>
      <text:p text:style-name="Text_20_body"><text:span text:style-name="T1"><text:tab/>Au début du projet j'ai réalisé que des tâches de gestion de projet mais à partir de la 3eme séance j'ai commencé à m'impliquer dans le travail et aider mon équipe. J'ai prganisé mon travail d'un facon qui me permettait de voir à peu près tout et de savoir ainsi tout ce que les membres de l'équipe ont fait. Par exemple, dans la phase de construction des solutions, j'ai premièrement fait partie de l'équipe chargée de construire la solution spécifique et après une séance où on a établi les bases de cette solution j'ai changé et commencé à travailler pour la solution standard. Ainsi j'ai réussi à avoir une vue complète des deux qui a été très utile pour faire ensuite la synthèse des deux solutions.</text:span></text:p>
      <text:p text:style-name="Text_20_body"><text:span text:style-name="T1"/></text:p>
      <text:p text:style-name="Text_20_body"><text:span text:style-name="T1"/></text:p>
      <text:h text:style-name="Heading_20_2" text:outline-level="2"><text:bookmark text:name="__RefHeading__572_53713733"/><text:soft-page-break/><text:span text:style-name="T1">Autres suggestions</text:span><text:bookmark-end text:name="__RefHeading__572_53713733"/></text:h>
      <text:p text:style-name="Text_20_body"><text:span text:style-name="T1"><text:tab/>Globalement, ce projet a été très enrichissant. Ca m'a permis d'améliorer mes techniques de gestion de projet mais aussi de comprendre quelle est la démarche de construction des solutions pour répondre aux besoins des entreprises.</text:span></text:p>
      <text:p text:style-name="Text_20_body"><text:span text:style-name="T1"><text:tab/>Comme suggestion je pourrai peut être proposer de diversifier le thème du sujet, et proposer des nouveaux situations et domaines. Par exemple, au lieu de la gestion d'un parc materiel proposer la gestion des patients dans un hospital, ou bien d'autres sytèmes qui peuvent attirer plus l'implication des <text:s/>étudiants qui celui du BTP. En tant que chef de projet j'ai remarqué des baisses de motivation de la part de mon équipe dues à la manque d'intéret pour le domaine des constructions. Je trouve que c'est dommage de ne pas pouvoir decouvrir le contenu en totalité juste à cause d'une reticence pour la forme.</text:span></text:p>
      <text:p text:style-name="Text_20_body"><text:span text:style-name="T1"/></text:p>
      <text:h text:style-name="Heading_20_1" text:outline-level="1"><text:bookmark text:name="__RefHeading__574_53713733"/><text:span text:style-name="T1">BILAN EQUIPE</text:span><text:bookmark-end text:name="__RefHeading__574_537137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Dossier Bilan</text:p>
      </style:header>
      <style:footer>
        <text:p text:style-name="Spec_20_-_20_Note_20_de_20_bas_20_de_20_page">Page <text:page-number text:select-page="current">5</text:page-number> sur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4:22:56.51</meta:creation-date>
    <meta:editing-duration>PT01H14M05S</meta:editing-duration>
    <meta:editing-cycles>9</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M </meta:initial-creator>
    <dc:date>2011-03-06T15:37:00.84</dc:date>
    <dc:creator>M </dc:creator>
    <meta:document-statistic meta:table-count="2" meta:image-count="0" meta:object-count="0" meta:page-count="5" meta:paragraph-count="55" meta:word-count="1038" meta:character-count="6349"/>
    <meta:user-defined meta:name="Info 2"/>
    <meta:user-defined meta:name="Info 3"/>
    <meta:user-defined meta:name="Info 4"/>
    <meta:user-defined meta:name="License">&lt;a href="http://templates.services.openoffice.org/bsd-license"&gt;BSD&lt;/a&gt; </meta:user-defined>
  </office:meta>
</office:document-meta>
</file>